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DF78E02523A52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9.888cm" draw:z-index="0"><draw:image xlink:href="Pictures/100002010000055600000300EDF78E02523A52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3:26:49.468524328</meta:creation-date>
    <dc:date>2021-10-08T20:00:53.427299971</dc:date>
    <meta:editing-duration>PT1H32M37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